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rps_20_B">
      <style:paragraph-properties fo:line-height="115%" fo:text-align="justify" style:justify-single-word="false"/>
    </style:style>
    <style:style style:name="P2" style:family="paragraph" style:parent-style-name="Par_20_défaut">
      <style:paragraph-properties fo:margin-top="0cm" fo:margin-bottom="0cm"/>
    </style:style>
    <style:style style:name="P3" style:family="paragraph" style:parent-style-name="Par_20_défaut">
      <style:paragraph-properties fo:margin-top="0cm" fo:margin-bottom="0cm" fo:text-align="center" style:justify-single-word="false"/>
    </style:style>
    <style:style style:name="P4" style:family="paragraph" style:parent-style-name="Corps_20_A">
      <style:paragraph-properties fo:line-height="115%"/>
    </style:style>
    <style:style style:name="P5" style:family="paragraph" style:parent-style-name="Corps_20_A">
      <style:paragraph-properties fo:line-height="115%" fo:text-align="justify" style:justify-single-word="false"/>
    </style:style>
    <style:style style:name="P6" style:family="paragraph" style:parent-style-name="Corps_20_A">
      <style:paragraph-properties fo:line-height="115%" fo:text-align="center" style:justify-single-word="false"/>
    </style:style>
    <style:style style:name="P7" style:family="paragraph" style:parent-style-name="Corps_20_A">
      <style:paragraph-properties fo:line-height="115%" fo:text-align="center" style:justify-single-word="false" fo:background-color="#ffffff">
        <style:background-image/>
      </style:paragraph-properties>
    </style:style>
    <style:style style:name="P8" style:family="paragraph" style:parent-style-name="Corps_20_A">
      <style:paragraph-properties fo:line-height="115%" fo:text-align="justify" style:justify-single-word="false" fo:background-color="#ffffff">
        <style:background-image/>
      </style:paragraph-properties>
    </style:style>
    <style:style style:name="P9" style:family="paragraph" style:parent-style-name="Corps_20_A">
      <style:paragraph-properties fo:line-height="115%" fo:text-align="justify" style:justify-single-word="false" fo:background-color="#e6f2f4">
        <style:background-image/>
      </style:paragraph-properties>
    </style:style>
    <style:style style:name="P10" style:family="paragraph" style:parent-style-name="Corps_20_A">
      <style:paragraph-properties fo:margin-top="0cm" fo:margin-bottom="0.529cm" fo:line-height="115%" fo:text-align="justify" style:justify-single-word="false" fo:background-color="#e6f2f4">
        <style:background-image/>
      </style:paragraph-properties>
    </style:style>
    <style:style style:name="P11" style:family="paragraph" style:parent-style-name="Corps_20_A">
      <style:paragraph-properties fo:margin-top="0cm" fo:margin-bottom="0.529cm" fo:line-height="115%" fo:text-align="justify" style:justify-single-word="false" fo:background-color="#ffffff">
        <style:background-image/>
      </style:paragraph-properties>
    </style:style>
    <style:style style:name="P12" style:family="paragraph" style:parent-style-name="Corps_20_A" style:master-page-name="Standard">
      <style:paragraph-properties fo:text-align="center" style:justify-single-word="false" style:page-number="auto"/>
    </style:style>
    <style:style style:name="T1" style:family="text">
      <style:text-properties fo:font-size="13pt" style:font-size-asian="13pt" style:font-size-complex="13pt"/>
    </style:style>
    <style:style style:name="T2" style:family="text">
      <style:text-properties fo:font-size="13pt" fo:language="fr" fo:country="FR" style:font-size-asian="13pt" style:font-size-complex="13pt"/>
    </style:style>
    <style:style style:name="T3" style:family="text">
      <style:text-properties fo:language="fr" fo:country="FR" fo:font-style="italic" style:font-style-asian="italic" style:font-style-complex="italic"/>
    </style:style>
    <style:style style:name="T4" style:family="text">
      <style:text-properties fo:font-size="12pt" style:font-size-asian="12pt" style:font-size-complex="12pt"/>
    </style:style>
    <style:style style:name="T5" style:family="text">
      <style:text-properties fo:font-size="12pt" fo:language="en" fo:country="US" style:font-size-asian="12pt" style:font-size-complex="12pt"/>
    </style:style>
    <style:style style:name="T6" style:family="text">
      <style:text-properties fo:font-size="12pt" fo:language="en" fo:country="US" fo:font-weight="bold" style:font-size-asian="12pt" style:font-weight-asian="bold" style:font-size-complex="12pt" style:font-weight-complex="bold"/>
    </style:style>
    <style:style style:name="T7" style:family="text">
      <style:text-properties fo:font-size="12pt" fo:language="fr" fo:country="FR" style:font-size-asian="12pt" style:font-size-complex="12pt"/>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font-size="12pt" fo:language="fr" fo:country="FR" fo:font-style="italic" style:font-size-asian="12pt" style:font-style-asian="italic" style:font-size-complex="12pt" style:font-style-complex="italic"/>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language="it" fo:country="IT" style:font-size-asian="12pt" style:font-size-complex="12pt"/>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font-size="12pt" fo:font-style="italic" style:text-underline-style="solid" style:text-underline-width="auto" style:text-underline-color="#000000" fo:font-weight="bold" style:font-size-asian="12pt" style:font-style-asian="italic" style:font-weight-asian="bold" style:font-size-complex="12pt" style:font-style-complex="italic" style:font-weight-complex="bold"/>
    </style:style>
    <style:style style:name="T14" style:family="text">
      <style:text-properties fo:font-size="12pt" fo:language="pt" fo:country="PT" style:font-size-asian="12pt" style:font-size-complex="12pt"/>
    </style:style>
    <style:style style:name="T15" style:family="text">
      <style:text-properties fo:language="en" fo:country="US"/>
    </style:style>
    <style:style style:name="T16" style:family="text">
      <style:text-properties fo:color="#212121" style:text-outline="false" fo:font-size="12pt" fo:language="fr" fo:country="FR" style:text-underline-style="none" style:font-size-asian="12pt" style:font-size-complex="12pt"/>
    </style:style>
    <style:style style:name="T17" style:family="text">
      <style:text-properties fo:color="#212121" style:text-outline="false" fo:font-size="12pt" fo:language="fr" fo:country="FR" style:text-underline-style="none" fo:font-weight="bold" style:font-size-asian="12pt" style:font-weight-asian="bold" style:font-size-complex="12pt" style:font-weight-complex="bold"/>
    </style:style>
    <style:style style:name="T18" style:family="text">
      <style:text-properties fo:color="#212121" style:text-outline="false" fo:font-size="12pt" fo:language="fr" fo:country="FR" fo:font-style="italic" style:text-underline-style="solid" style:text-underline-width="auto" style:text-underline-color="#000000" fo:font-weight="bold" style:font-size-asian="12pt" style:font-style-asian="italic" style:font-weight-asian="bold" style:font-size-complex="12pt" style:font-style-complex="italic" style:font-weight-complex="bold"/>
    </style:style>
    <style:style style:name="T19" style:family="text">
      <style:text-properties fo:color="#212121" style:text-outline="false" fo:font-size="12pt" fo:language="en" fo:country="US" style:text-underline-style="none" style:font-size-asian="12pt" style:font-size-complex="12pt"/>
    </style:style>
    <style:style style:name="T20" style:family="text">
      <style:text-properties fo:color="#212121" style:text-outline="false" fo:font-size="12pt" fo:language="en" fo:country="US" style:text-underline-style="none" fo:font-weight="bold" style:font-size-asian="12pt" style:font-weight-asian="bold" style:font-size-complex="12pt" style:font-weight-complex="bold"/>
    </style:style>
    <style:style style:name="T21" style:family="text">
      <style:text-properties fo:color="#212121" style:text-outline="false" fo:font-size="12pt" fo:language="en" fo:country="US" fo:font-style="italic" style:text-underline-style="solid" style:text-underline-width="auto" style:text-underline-color="#000000" fo:font-weight="bold" style:font-size-asian="12pt" style:font-style-asian="italic" style:font-weight-asian="bold" style:font-size-complex="12pt" style:font-style-complex="italic" style:font-weight-complex="bold"/>
    </style:style>
    <style:style style:name="T22" style:family="text">
      <style:text-properties fo:color="#212121" style:text-outline="false" fo:font-size="12pt" fo:language="it" fo:country="IT" style:text-underline-style="none" style:font-size-asian="12pt" style:font-size-complex="12pt"/>
    </style:style>
    <style:style style:name="T23" style:family="text">
      <style:text-properties fo:color="#212121" style:text-outline="false" fo:font-size="12pt" style:text-underline-style="none" style:font-size-asian="12pt" style:font-size-complex="12pt"/>
    </style:style>
    <style:style style:name="T24" style:family="text">
      <style:text-properties fo:color="#212121" style:text-outline="false" fo:font-size="12pt" style:text-underline-style="none" fo:font-weight="bold" style:font-size-asian="12pt" style:font-weight-asian="bold" style:font-size-complex="12pt" style:font-weight-complex="bold"/>
    </style:style>
    <style:style style:name="T25" style:family="text">
      <style:text-properties fo:color="#212121" style:text-outline="false" fo:font-size="12pt" fo:language="es" fo:country="ES" style:text-underline-style="none" style:font-size-asian="12pt" style:font-size-complex="12pt"/>
    </style:style>
    <style:style style:name="T26" style:family="text">
      <style:text-properties fo:color="#212121" style:text-outline="false" fo:font-size="12pt" fo:font-style="italic" style:text-underline-style="solid" style:text-underline-width="auto" style:text-underline-color="#000000" fo:font-weight="bold" style:font-size-asian="12pt" style:font-style-asian="italic" style:font-weight-asian="bold" style:font-size-complex="12pt" style:font-style-complex="italic" style:font-weight-complex="bold"/>
    </style:style>
    <style:style style:name="T27" style:family="text">
      <style:text-properties fo:color="#212121" style:text-outline="false" fo:font-size="12pt" fo:language="pt" fo:country="PT" style:text-underline-style="none" style:font-size-asian="12pt" style:font-size-complex="12pt"/>
    </style:style>
    <style:style style:name="T28" style:family="text">
      <style:text-properties fo:color="#212121" style:text-outline="false" fo:language="fr" fo:country="FR" style:text-underline-style="none"/>
    </style:style>
    <style:style style:name="T29" style:family="text">
      <style:text-properties fo:color="#212121" style:text-outline="false" fo:language="fr" fo:country="FR" style:text-underline-style="none" fo:font-weight="bold" style:font-weight-asian="bold" style:font-weight-complex="bold"/>
    </style:style>
    <style:style style:name="T30" style:family="text">
      <style:text-properties fo:color="#212121" style:text-outline="false" style:text-underline-style="none"/>
    </style:style>
    <style:style style:name="T31" style:family="text">
      <style:text-properties fo:color="#212121" style:text-outline="false" style:text-underline-style="none" fo:font-weight="bold" style:font-weight-asian="bold" style:font-weight-complex="bold"/>
    </style:style>
    <style:style style:name="T32" style:family="text">
      <style:text-properties fo:color="#212121" style:text-outline="false" fo:language="en" fo:country="US" style:text-underline-style="none"/>
    </style:style>
    <style:style style:name="T33" style:family="text">
      <style:text-properties fo:color="#212121" style:text-outline="false" style:font-name="Helvetica Neue" style:text-underline-style="none" style:font-name-asian="Helvetica Neue1" style:font-name-complex="Helvetica Neue1"/>
    </style:style>
    <style:style style:name="T34" style:family="text">
      <style:text-properties fo:font-style="italic" style:font-style-asian="italic" style:font-style-complex="italic"/>
    </style:style>
    <style:style style:name="T35" style:family="text">
      <style:text-properties style:font-name="Helvetica Neue" fo:language="fr" fo:country="FR"/>
    </style:style>
    <style:style style:name="T36" style:family="text">
      <style:text-properties style:font-name="Helvetica Neue" style:font-name-asian="Helvetica Neue1" style:font-name-complex="Helvetica Neu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Aucun"><text:span text:style-name="T2">Texte Site Mouvement Altruiste #One4All</text:span></text:span></text:p>
      <text:p text:style-name="Corps_20_A"><text:span text:style-name="Aucun"><text:span text:style-name="T1"/></text:span></text:p>
      <text:p text:style-name="Corps_20_A"><text:span text:style-name="Aucun"><text:span text:style-name="T1"/></text:span></text:p>
      <text:p text:style-name="Corps_20_A"><text:span text:style-name="Aucun"><text:span text:style-name="T2">0 - Landing Page</text:span></text:span></text:p>
      <text:p text:style-name="Corps_20_A"><text:span text:style-name="Aucun"><text:span text:style-name="T1"/></text:span></text:p>
      <text:p text:style-name="P5"/>
      <text:p text:style-name="P5"><text:span text:style-name="Aucun"><text:span text:style-name="T6">A - Pr</text:span></text:span><text:span text:style-name="Aucun"><text:span text:style-name="T8">ésentation</text:span></text:span></text:p>
      <text:p text:style-name="P5"><text:span text:style-name="Aucun"><text:span text:style-name="T5"/></text:span></text:p>
      <text:p text:style-name="P5"><text:span text:style-name="Aucun"><text:span text:style-name="T7">Le Mouvement Altruiste #One4All </text:span></text:span><text:span text:style-name="Aucun"><text:span text:style-name="T16">a pour but de fé</text:span></text:span><text:span text:style-name="Aucun"><text:span text:style-name="T19">d</text:span></text:span><text:span text:style-name="Aucun"><text:span text:style-name="T16">érer tous les Hommes – </text:span></text:span><text:span text:style-name="Aucun"><text:span text:style-name="T19">ind</text:span></text:span><text:span text:style-name="Aucun"><text:span text:style-name="T16">épendamment de leur religion, ethnie ou culture – qui adhèrent à </text:span></text:span><text:span text:style-name="Aucun"><text:span text:style-name="T19">l</text:span></text:span><text:span text:style-name="Aucun"><text:span text:style-name="T16">’</text:span></text:span><text:span text:style-name="Aucun"><text:span text:style-name="T19">id</text:span></text:span><text:span text:style-name="Aucun"><text:span text:style-name="T16">éologie de l’</text:span></text:span><text:span text:style-name="Aucun"><text:span text:style-name="T22">Altruisme.</text:span></text:span></text:p>
      <text:p text:style-name="P7"><text:span text:style-name="Aucun"><text:span text:style-name="T19"/></text:span></text:p>
      <text:p text:style-name="P7"><text:span text:style-name="Aucun"><text:span text:style-name="T16">#One4All milite activement et mondialement</text:span></text:span></text:p>
      <text:p text:style-name="P7"><text:span text:style-name="Aucun"><text:span text:style-name="T16">dans plusieurs domaines :</text:span></text:span></text:p>
      <text:p text:style-name="P5"><text:span text:style-name="Aucun"><text:span text:style-name="T5"/></text:span></text:p>
      <text:p text:style-name="P5"><text:span text:style-name="Aucun"><text:span text:style-name="T5"/></text:span></text:p>
      <text:p text:style-name="P5"><text:span text:style-name="Aucun"><text:span text:style-name="T7">Économique, Social et Culturel</text:span></text:span></text:p>
      <text:p text:style-name="P5"><text:span text:style-name="Aucun"><text:span text:style-name="T7">Humanitaire</text:span></text:span></text:p>
      <text:p text:style-name="P5"><text:span text:style-name="Aucun"><text:span text:style-name="T11">Animalier</text:span></text:span></text:p>
      <text:p text:style-name="P5"><text:span text:style-name="Aucun"><text:span text:style-name="T7">Environnemental </text:span></text:span></text:p>
      <text:p text:style-name="P5"><text:span text:style-name="Aucun"><text:span text:style-name="T5">M</text:span></text:span><text:span text:style-name="Aucun"><text:span text:style-name="T7">édical, Technologique et Artistique</text:span></text:span></text:p>
      <text:p text:style-name="P5"><text:span text:style-name="Aucun"><text:span text:style-name="T5"/></text:span></text:p>
      <text:p text:style-name="P5"><text:span text:style-name="Aucun"><text:span text:style-name="T16">Afin d’atteindre ses objectifs, le Mouvement </text:span></text:span><text:span text:style-name="Aucun"><text:span text:style-name="T5">#One4All</text:span></text:span><text:span text:style-name="Aucun"><text:span text:style-name="T16"> se construit grâ</text:span></text:span><text:span text:style-name="Aucun"><text:span text:style-name="T19">ce </text:span></text:span><text:span text:style-name="Aucun"><text:span text:style-name="T16">à la mise en commun de la culture, des connaissances, des ressources et de la détermination de chaque militant où </text:span></text:span><text:span text:style-name="Aucun"><text:span text:style-name="T25">qu</text:span></text:span><text:span text:style-name="Aucun"><text:span text:style-name="T16">’il soit dans le monde.</text:span></text:span></text:p>
      <text:p text:style-name="P5"><text:span text:style-name="Aucun"><text:span text:style-name="T19"/></text:span></text:p>
      <text:p text:style-name="P6"><text:span text:style-name="Aucun"><text:span text:style-name="T18">(Bouton : En savoir plus) ou (Bouton : Découvrir)</text:span></text:span></text:p>
      <text:p text:style-name="P5"><text:span text:style-name="Aucun"><text:span text:style-name="T19"/></text:span></text:p>
      <text:p text:style-name="P5"><text:span text:style-name="Aucun"><text:span text:style-name="T19"/></text:span></text:p>
      <text:p text:style-name="P5"><text:span text:style-name="Aucun"><text:span text:style-name="T17">B - Philosophie de l’Altruisme</text:span></text:span></text:p>
      <text:p text:style-name="P5"><text:span text:style-name="Aucun"><text:span text:style-name="T5"/></text:span></text:p>
      <text:p text:style-name="P6"><text:span text:style-name="Aucun"><text:span text:style-name="T3">(Photo Gandhi)</text:span></text:span></text:p>
      <text:p text:style-name="P5"><text:span text:style-name="Aucun"><text:span text:style-name="T15"/></text:span></text:p>
      <text:p text:style-name="P5"><text:span text:style-name="Aucun"><text:span text:style-name="T5">L</text:span></text:span><text:span text:style-name="Aucun"><text:span text:style-name="T7">’Altruisme est une idéologie dont la synergie est issue de 3 piliers essentiels: </text:span></text:span></text:p>
      <text:p text:style-name="P6"><text:span text:style-name="Aucun"><text:span text:style-name="T5"/></text:span></text:p>
      <text:p text:style-name="P6"><text:span text:style-name="Aucun"><text:span text:style-name="T7">Amour inconditionnel, Spiritualité </text:span></text:span><text:span text:style-name="Aucun"><text:span text:style-name="T5">et Code moral. </text:span></text:span></text:p>
      <text:p text:style-name="P6"><text:span text:style-name="Aucun"><text:span text:style-name="T5"/></text:span></text:p>
      <text:p text:style-name="P6"><text:span text:style-name="Aucun"><text:span text:style-name="T9">(Photo Don Vebole)</text:span></text:span></text:p>
      <text:p text:style-name="P5"><text:span text:style-name="Aucun"><text:span text:style-name="T5"/></text:span></text:p>
      <text:p text:style-name="P5"><text:span text:style-name="Aucun"><text:span text:style-name="T7">Le Mouvement Mondial #One4All est entièrement autonome, non guidé par des inté</text:span></text:span><text:span text:style-name="Aucun"><text:span text:style-name="T5">r</text:span></text:span><text:span text:style-name="Aucun"><text:span text:style-name="T7">ê</text:span></text:span><text:span text:style-name="Aucun"><text:span text:style-name="T5">ts</text:span></text:span><text:span text:style-name="Aucun"><text:span text:style-name="T7"> individuels ou</text:span></text:span><text:span text:style-name="Aucun"><text:span text:style-name="T5"> </text:span></text:span><text:span text:style-name="Aucun"><text:span text:style-name="T7">économiques mais</text:span></text:span><text:span text:style-name="Aucun"><text:span text:style-name="T14"> aliment</text:span></text:span><text:span text:style-name="Aucun"><text:span text:style-name="T7">é par l’énergie, la motivation et la pugnacité de ses membres et de ses adhé</text:span></text:span><text:span text:style-name="Aucun"><text:span text:style-name="T5">rents. </text:span></text:span></text:p>
      <text:p text:style-name="P5"><text:span text:style-name="Aucun"><text:span text:style-name="T5"/></text:span></text:p>
      <text:p text:style-name="P5"><text:span text:style-name="Aucun"><text:span text:style-name="T7">Comme sa devise l’indique “ Un pour tous, Tous pour un”, le Mouvement</text:span></text:span><text:span text:style-name="Aucun"><text:span text:style-name="T11"> Altruiste</text:span></text:span><text:span text:style-name="Aucun"><text:span text:style-name="T7"> prône la force collective, l’union, l’</text:span></text:span><text:span text:style-name="Aucun"><text:span text:style-name="T5">abn</text:span></text:span><text:span text:style-name="Aucun"><text:span text:style-name="T7">égation, la confiance indéfectible et la réussite désintéressée <text:s text:c="2"/>au profit</text:span></text:span><text:span text:style-name="Aucun"><text:span text:style-name="T5"> </text:span></text:span><text:span text:style-name="Aucun"><text:span text:style-name="T7">d’une réussite collective et Universelle</text:span></text:span><text:span text:style-name="Aucun"><text:span text:style-name="T5">.</text:span></text:span></text:p>
      <text:p text:style-name="P5"><text:span text:style-name="Aucun"><text:span text:style-name="T5"/></text:span></text:p>
      <text:p text:style-name="P5"><text:soft-page-break/><text:span text:style-name="Aucun"><text:span text:style-name="T7">#One4All est fondé intégralement sur ces principes qui composent le ciment solidarisant chaque militant.</text:span></text:span></text:p>
      <text:p text:style-name="P5"><text:span text:style-name="Aucun"><text:span text:style-name="T5"/></text:span></text:p>
      <text:p text:style-name="P6"><text:span text:style-name="Aucun"><text:span text:style-name="T18">(Bouton : En savoir plus) ou (Bouton : Découvrir)</text:span></text:span></text:p>
      <text:p text:style-name="P5"><text:span text:style-name="Aucun"><text:span text:style-name="T5"/></text:span></text:p>
      <text:p text:style-name="P5"><text:span text:style-name="Aucun"><text:span text:style-name="T8">C - Notre Constat </text:span></text:span></text:p>
      <text:p text:style-name="P5"><text:span text:style-name="Aucun"><text:span text:style-name="T15"/></text:span></text:p>
      <text:p text:style-name="P10"><text:span text:style-name="Aucun"><text:span text:style-name="T16">La crise du Covid-19 a ré</text:span></text:span><text:span text:style-name="Aucun"><text:span text:style-name="T19">v</text:span></text:span><text:span text:style-name="Aucun"><text:span text:style-name="T16">é</text:span></text:span><text:span text:style-name="Aucun"><text:span text:style-name="T19">l</text:span></text:span><text:span text:style-name="Aucun"><text:span text:style-name="T16">é les failles de notre système mondial à </text:span></text:span><text:span text:style-name="Aucun"><text:span text:style-name="T19">r</text:span></text:span><text:span text:style-name="Aucun"><text:span text:style-name="T16">éagir face à une crise sanitaire d’ampleur internationale. Les gouvernements ont montré leurs limites quant à </text:span></text:span><text:span text:style-name="Aucun"><text:span text:style-name="T19">l</text:span></text:span><text:span text:style-name="Aucun"><text:span text:style-name="T16">’application de mesures communes et efficaces. Chaque pays se comparant pour évaluer sa propre gestion de la crise.</text:span></text:span></text:p>
      <text:p text:style-name="P10"><text:span text:style-name="Aucun"><text:span text:style-name="T19">L</text:span></text:span><text:span text:style-name="Aucun"><text:span text:style-name="T16">e conflit en Ukraine est un autre témoignage de l’</text:span></text:span><text:span text:style-name="Aucun"><text:span text:style-name="T22">incapacit</text:span></text:span><text:span text:style-name="Aucun"><text:span text:style-name="T16">é des organisations mondiales à maintenir la paix du fait de leurs interdépendances économiques.</text:span></text:span><text:span text:style-name="Aucun"><text:span text:style-name="T19"> </text:span></text:span></text:p>
      <text:p text:style-name="P9"><text:span text:style-name="Aucun"><text:span text:style-name="T16">Ce modè</text:span></text:span><text:span text:style-name="Aucun"><text:span text:style-name="T19">le</text:span></text:span><text:span text:style-name="Aucun"><text:span text:style-name="T16"> sociétale pour l’Humanité est menacé. Il semble aujourd’hui plus que nécessaire de proposer une autre voie, plus respectueuse des êtres qui peuplent la Terre grâ</text:span></text:span><text:span text:style-name="Aucun"><text:span text:style-name="T19">ce </text:span></text:span><text:span text:style-name="Aucun"><text:span text:style-name="T16">à un Altruisme mondial, sans frontières entre les nations et les Hommes.</text:span></text:span></text:p>
      <text:p text:style-name="P5"><text:span text:style-name="Aucun"><text:span text:style-name="T19"/></text:span></text:p>
      <text:p text:style-name="P5"><text:span text:style-name="Aucun"><text:span text:style-name="T16">Ce constat demande d’agir maintenant pour trouver une alternative pérenne au système actuel.</text:span></text:span></text:p>
      <text:p text:style-name="P5"><text:span text:style-name="Aucun"><text:span text:style-name="T19"/></text:span></text:p>
      <text:p text:style-name="P5"><text:span text:style-name="Aucun"><text:span text:style-name="T20"/></text:span></text:p>
      <text:p text:style-name="P5"><text:span text:style-name="Aucun"><text:span text:style-name="T17">D - Notre Révolution</text:span></text:span></text:p>
      <text:p text:style-name="P5"><text:span text:style-name="Aucun"><text:span text:style-name="T19"/></text:span></text:p>
      <text:p text:style-name="P2"><text:span text:style-name="Aucun"><text:span text:style-name="T28">Le déséquilibre mondial que nous connaissons est inédit dans les chroniques de l’Humanité. Crises sanitaires, dérèglements climatique, conflit sociaux et guerres.</text:span></text:span></text:p>
      <text:p text:style-name="P2"><text:span text:style-name="Aucun"><text:span text:style-name="T32"><text:line-break/></text:span></text:span><text:span text:style-name="Aucun"><text:span text:style-name="T28">Tous ces signes démontrent la fragilité de notre système économique et social qui se fonde sur la recherche perpétuelle du profit par l’exploitation sans limites des ressources de notre planète, quelles soient humaines ou naturelles.</text:span></text:span></text:p>
      <text:p text:style-name="P2"><text:span text:style-name="Aucun"><text:span text:style-name="T32"/></text:span></text:p>
      <text:p text:style-name="P2"><text:span text:style-name="Aucun"><text:span text:style-name="T28">Ces événements impactent l’intégralité de l’Humanité et paralysent tous les domaines à travers le monde. Les limites du système capitaliste actuel sont mis en lumière et prouvent qu’à l’heure où la division entre les humains n’a jamais été aussi grande, </text:span></text:span><text:span text:style-name="Aucun"><text:span text:style-name="T29">la solidarité est la seule issue</text:span></text:span><text:span text:style-name="Aucun"><text:span text:style-name="T28"> au destin funeste qui menace notre civilisation.</text:span></text:span></text:p>
      <text:p text:style-name="P2"><text:span text:style-name="Aucun"><text:span text:style-name="T32"/></text:span></text:p>
      <text:p text:style-name="P3"><text:span text:style-name="Aucun"><text:span text:style-name="T28">L’ambition du Mouvement #One4All est simple : </text:span></text:span></text:p>
      <text:p text:style-name="P2"><text:span text:style-name="Aucun"><text:span text:style-name="T32"/></text:span></text:p>
      <text:p text:style-name="P2"><text:span text:style-name="Aucun"><text:span text:style-name="T28">Créer un nouveau système </text:span></text:span><text:span text:style-name="Aucun"><text:span text:style-name="T29">Social et Économique</text:span></text:span><text:span text:style-name="Aucun"><text:span text:style-name="T28"> fondé sur la </text:span></text:span><text:span text:style-name="Aucun"><text:span text:style-name="T29">philosophie de l’Altruisme </text:span></text:span><text:span text:style-name="Aucun"><text:span text:style-name="T28">par la mise en place d’un Gouvernement Mondial </text:span></text:span><text:span text:style-name="Aucun"><text:span text:style-name="T29">dans 165 pays</text:span></text:span><text:span text:style-name="Aucun"><text:span text:style-name="T28">.</text:span></text:span></text:p>
      <text:p text:style-name="P2"><text:span text:style-name="Aucun"><text:span text:style-name="T32"/></text:span></text:p>
      <text:p text:style-name="P6"><text:span text:style-name="Aucun"><text:span text:style-name="T18">(Bouton : En savoir plus) ou (Bouton : Découvrir)</text:span></text:span></text:p>
      <text:p text:style-name="P5"><text:span text:style-name="Aucun"><text:span text:style-name="T19"/></text:span></text:p>
      <text:p text:style-name="P5"><text:span text:style-name="Aucun"><text:span text:style-name="T19"/></text:span></text:p>
      <text:p text:style-name="P5"><text:span text:style-name="Aucun"><text:span text:style-name="T19"/></text:span></text:p>
      <text:p text:style-name="P5"><text:span text:style-name="Aucun"><text:span text:style-name="T30"/></text:span></text:p>
      <text:p text:style-name="P5"><text:span text:style-name="Aucun"><text:span text:style-name="T30"/></text:span></text:p>
      <text:p text:style-name="P5"><text:span text:style-name="Aucun"><text:span text:style-name="T17">E - Nos Soutiens</text:span></text:span></text:p>
      <text:p text:style-name="P5"><text:span text:style-name="Aucun"><text:span text:style-name="T19"/></text:span></text:p>
      <text:p text:style-name="P5"><text:soft-page-break/><text:span text:style-name="Aucun"><text:span text:style-name="T16">Le Mouvement #One4All suscite l’</text:span></text:span><text:span text:style-name="Aucun"><text:span text:style-name="T19">int</text:span></text:span><text:span text:style-name="Aucun"><text:span text:style-name="T16">é</text:span></text:span><text:span text:style-name="Aucun"><text:span text:style-name="T19">r</text:span></text:span><text:span text:style-name="Aucun"><text:span text:style-name="T16">êt de nombreuses personnalités et influenceurs qui voient en notre organisation, un système alternatif et un modèle fiable, susceptible de permettre des avancées significatives à </text:span></text:span><text:span text:style-name="Aucun"><text:span text:style-name="T19">l</text:span></text:span><text:span text:style-name="Aucun"><text:span text:style-name="T16">’échelle planétaire.</text:span></text:span></text:p>
      <text:p text:style-name="P5"><text:span text:style-name="Aucun"><text:span text:style-name="T23"/></text:span></text:p>
      <text:p text:style-name="P6"><text:span text:style-name="Aucun"><text:span text:style-name="T16">(Vidéo : Don Vebole / Matt Damon)</text:span></text:span></text:p>
      <text:p text:style-name="P5"><text:span text:style-name="Aucun"><text:span text:style-name="T19"/></text:span></text:p>
      <text:p text:style-name="P6"><text:span text:style-name="Aucun"><text:span text:style-name="T18">(Bouton : En savoir plus) ou (Bouton : Découvrir)</text:span></text:span></text:p>
      <text:p text:style-name="P6"><text:span text:style-name="Aucun"><text:span text:style-name="T21"/></text:span></text:p>
      <text:p text:style-name="P4"><text:span text:style-name="Aucun"><text:span text:style-name="T19"/></text:span></text:p>
      <text:p text:style-name="P4"><text:span text:style-name="Aucun"><text:span text:style-name="T17">F - L’Histoire du Mouvement Altruiste #One4All</text:span></text:span></text:p>
      <text:p text:style-name="P4"><text:span text:style-name="Aucun"><text:span text:style-name="T19"/></text:span></text:p>
      <text:p text:style-name="P11"><text:span text:style-name="Aucun"><text:span text:style-name="T16">Il y a 30 ans, un é</text:span></text:span><text:span text:style-name="Aucun"><text:span text:style-name="T19">l</text:span></text:span><text:span text:style-name="Aucun"><text:span text:style-name="T16">è</text:span></text:span><text:span text:style-name="Aucun"><text:span text:style-name="T27">ve de CP </text:span></text:span><text:span text:style-name="Aucun"><text:span text:style-name="T16">à </text:span></text:span><text:span text:style-name="Aucun"><text:span text:style-name="T19">l</text:span></text:span><text:span text:style-name="Aucun"><text:span text:style-name="T16">’école du Mandinet en Île-de-France, exprimait devant sa classe son souhait de changer le monde, de stopper la maltraitance animale et d’éradiquer la famine. Un simple exercice qui consistait à illustrer le métier que chaque enfant désirait exercer à </text:span></text:span><text:span text:style-name="Aucun"><text:span text:style-name="T19">l</text:span></text:span><text:span text:style-name="Aucun"><text:span text:style-name="T16">’â</text:span></text:span><text:span text:style-name="Aucun"><text:span text:style-name="T19">ge adulte</text:span></text:span><text:span text:style-name="Aucun"><text:span text:style-name="T16">… Devenu adulte, l’objectif de cet enfant utopiste s’est renforcé et concrétisé au fil des épreuves rencontrées sur son parcours.</text:span></text:span></text:p>
      <text:p text:style-name="P8"><text:span text:style-name="Aucun"><text:span text:style-name="T16">Cet illuminé </text:span></text:span><text:span text:style-name="Aucun"><text:span text:style-name="T19">r</text:span></text:span><text:span text:style-name="Aucun"><text:span text:style-name="T16">éaliste, c’</text:span></text:span><text:span text:style-name="Aucun"><text:span text:style-name="T25">est Don Vebole, venez d</text:span></text:span><text:span text:style-name="Aucun"><text:span text:style-name="T16">écouvrir son histoire et son projet humanitaire au travers du Mouvement</text:span></text:span><text:span text:style-name="Aucun"><text:span text:style-name="T19"> #One4All </text:span></text:span><text:span text:style-name="Aucun"><text:span text:style-name="T16">…</text:span></text:span></text:p>
      <text:p text:style-name="P8"><text:span text:style-name="Aucun"><text:span text:style-name="T23"/></text:span></text:p>
      <text:p text:style-name="P6"><text:span text:style-name="Aucun"><text:span text:style-name="T18">(Bouton : En savoir plus) ou (Bouton : Découvrir)</text:span></text:span></text:p>
      <text:p text:style-name="P6"><text:span text:style-name="Aucun"><text:span text:style-name="T21"/></text:span></text:p>
      <text:p text:style-name="P4"><text:span text:style-name="Aucun"><text:span text:style-name="T17">G - Notre Réseau</text:span></text:span></text:p>
      <text:p text:style-name="P5"><text:span text:style-name="Aucun"><text:span text:style-name="T19"/></text:span></text:p>
      <text:p text:style-name="P5"><text:span text:style-name="Aucun"><text:span text:style-name="T16">De nombreuses personnes à travers le monde se lèvent et marchent ensemble dans le but de faire émerger le Mouvement #One4All et relayer le message de la philosophie Altruiste au plus grand nombre. Rejoignez notre communauté internationale et diffusez le message de #One4All à travers le monde.</text:span></text:span></text:p>
      <text:p text:style-name="P5"><text:span text:style-name="Aucun"><text:span text:style-name="T19"/></text:span></text:p>
      <text:p text:style-name="P6"><text:span text:style-name="Aucun"><text:span text:style-name="T18">(Bouton : En savoir plus) ou (Bouton : Découvrir)</text:span></text:span></text:p>
      <text:p text:style-name="P6"><text:span text:style-name="Aucun"><text:span text:style-name="T26"/></text:span></text:p>
      <text:p text:style-name="P4"><text:span text:style-name="Aucun"><text:span text:style-name="T26"/></text:span></text:p>
      <text:p text:style-name="P4"><text:span text:style-name="Aucun"><text:span text:style-name="T17">H - Nos Événements</text:span></text:span></text:p>
      <text:p text:style-name="P4"><text:span text:style-name="Aucun"><text:span text:style-name="T23"/></text:span></text:p>
      <text:p text:style-name="P1"><text:span text:style-name="Aucun"><text:span text:style-name="T35">#One4All se veut être un mouvement fédérateur à fort potentiel de communication.</text:span></text:span><text:span text:style-name="Aucun"><text:span text:style-name="T36"><text:line-break/><text:line-break/></text:span></text:span><text:span text:style-name="Aucun"><text:span text:style-name="T35">Pour réussir à porter notre message, mener nos actions et fédérer dans chaque pays, régions ou ville du monde, nous misons sur différents types d’événements…Venez les découvrir !!!</text:span></text:span></text:p>
      <text:p text:style-name="P1"><text:span text:style-name="Aucun"><text:span text:style-name="T33"/></text:span></text:p>
      <text:p text:style-name="P6"><text:span text:style-name="Aucun"><text:span text:style-name="T18">(Bouton : En savoir plus) ou (Bouton : Découvri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fr" fo:country="FR"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049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page">
        <style:background-image/>
      </style:paragraph-properties>
      <style:text-properties fo:font-variant="normal" fo:text-transform="none" fo:color="#00000a" style:text-outline="false" style:text-line-through-style="none" style:text-position="0% 100%" style:font-name="Times New Roman" fo:font-size="10pt" fo:letter-spacing="normal" fo:language="fr" fo:country="FR"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text:number-lines="false" text:line-number="0" style:writing-mode="lr-tb">
        <style:tab-stops>
          <style:tab-stop style:position="15.91cm" style:type="right"/>
        </style:tab-stops>
        <style:background-image/>
      </style:paragraph-properties>
      <style:text-properties fo:font-variant="normal" fo:text-transform="none" fo:color="#000000" style:text-outline="false" style:text-line-through-style="none" style:text-position="0% 100%" style:font-name="Helvetica Neue" fo:font-size="12pt" fo:letter-spacing="normal" fo:font-style="normal"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fo:hyphenate="true" fo:hyphenation-remain-char-count="2" fo:hyphenation-push-char-count="2"/>
    </style:style>
    <style:style style:name="Corps_20_A" style:display-name="Corps A"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Neue" fo:font-size="11pt" fo:letter-spacing="normal" fo:language="fr" fo:country="FR" fo:font-style="normal"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fo:hyphenate="true" fo:hyphenation-remain-char-count="2" fo:hyphenation-push-char-count="2"/>
    </style:style>
    <style:style style:name="Par_20_défaut" style:display-name="Par défaut" style:family="paragraph" style:default-outline-level="" style:list-style-name="">
      <style:paragraph-properties fo:margin-left="0cm" fo:margin-right="0cm" fo:margin-top="0.282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Neue" fo:font-size="12pt" fo:letter-spacing="normal" fo:language="fr" fo:country="FR" fo:font-style="normal"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fo:hyphenate="true" fo:hyphenation-remain-char-count="2" fo:hyphenation-push-char-count="2"/>
    </style:style>
    <style:style style:name="Corps_20_B" style:display-name="Corps B"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fr" fo:country="FR" fo:font-style="normal"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ucun" style:family="text">
      <style:text-properties fo:language="fr" fo:country="F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695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Header"/>
      </style:header>
      <style:footer>
        <text:p text:style-nam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3" meta:paragraph-count="48" meta:word-count="769" meta:character-count="4932"/>
    <dc:date>2022-03-19T21:56:36.57</dc:date>
    <meta:generator>OpenOffice/4.1.8$Win32 OpenOffice.org_project/418m3$Build-9803</meta:generator>
  </office:meta>
</office:document-meta>
</file>